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9228" officeooo:paragraph-rsid="00029228"/>
    </style:style>
    <style:style style:name="P2" style:family="paragraph" style:parent-style-name="Standard" style:list-style-name="L2">
      <style:text-properties officeooo:rsid="00029228" officeooo:paragraph-rsid="00029228"/>
    </style:style>
    <style:style style:name="P3" style:family="paragraph" style:parent-style-name="Standard">
      <style:text-properties fo:font-size="18pt" fo:font-weight="bold" officeooo:rsid="00029228" officeooo:paragraph-rsid="00029228" style:font-size-asian="18pt" style:font-weight-asian="bold" style:font-size-complex="18pt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reas:</text:p>
      <text:p text:style-name="P1"/>
      <text:list xml:id="list152941064" text:style-name="L2">
        <text:list-item>
          <text:p text:style-name="P2">JS para Contenido</text:p>
        </text:list-item>
        <text:list-item>
          <text:p text:style-name="P2">Mejorar y centrar el formulario</text:p>
        </text:list-item>
        <text:list-item>
          <text:p text:style-name="P2">Acotar las imagenes de las entradas</text:p>
        </text:list-item>
        <text:list-item>
          <text:p text:style-name="P2">Carrusel</text:p>
        </text:list-item>
        <text:list-item>
          <text:p text:style-name="P2">Selector varias paginas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01:00:36.821135811</meta:creation-date>
    <dc:date>2020-09-19T01:04:08.002375415</dc:date>
    <meta:editing-duration>PT3M50S</meta:editing-duration>
    <meta:editing-cycles>1</meta:editing-cycles>
    <meta:document-statistic meta:table-count="0" meta:image-count="0" meta:object-count="0" meta:page-count="1" meta:paragraph-count="7" meta:word-count="25" meta:character-count="127" meta:non-whitespace-character-count="114"/>
    <meta:generator>LibreOffice/6.0.7.3$Linux_X86_64 LibreOffice_project/00m0$Build-3</meta:generator>
  </office:meta>
</office:document-meta>
</file>